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f20" officeooo:paragraph-rsid="0000d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4:31:36.628611567</meta:creation-date>
    <dc:date>2024-02-24T14:31:56.347036257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